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fo:font-size="12pt"/>
    </style:style>
    <style:style style:name="P2" style:family="paragraph" style:parent-style-name="Standard">
      <style:paragraph-properties fo:margin-top="0.0398in" fo:margin-bottom="0.0398in" loext:contextual-spacing="false" fo:text-align="justify" style:justify-single-word="false"/>
      <style:text-properties style:font-name="Times" fo:font-size="12pt"/>
    </style:style>
    <style:style style:name="P3" style:family="paragraph" style:parent-style-name="Standard">
      <style:paragraph-properties fo:margin-top="0.0398in" fo:margin-bottom="0.0398in" loext:contextual-spacing="false" fo:text-align="justify" style:justify-single-word="false"/>
      <style:text-properties style:font-name="Times" fo:font-size="12pt" fo:background-color="#ffff00"/>
    </style:style>
    <style:style style:name="P4" style:family="paragraph" style:parent-style-name="Standard">
      <style:paragraph-properties fo:text-align="justify" style:justify-single-word="false"/>
      <style:text-properties style:font-name="Times" fo:font-size="12pt" style:text-underline-style="solid" style:text-underline-width="auto" style:text-underline-color="font-color"/>
    </style:style>
    <style:style style:name="P5" style:family="paragraph" style:parent-style-name="Standard">
      <style:paragraph-properties fo:margin-top="0.0398in" fo:margin-bottom="0.0398in" loext:contextual-spacing="false" fo:text-align="justify" style:justify-single-word="false"/>
      <style:text-properties style:font-name="Times" fo:font-size="12pt" style:text-underline-style="solid" style:text-underline-width="auto" style:text-underline-color="font-color"/>
    </style:style>
    <style:style style:name="P6" style:family="paragraph" style:parent-style-name="Standard">
      <style:paragraph-properties fo:margin-top="0.0398in" fo:margin-bottom="0.0398in" loext:contextual-spacing="false" fo:text-align="justify" style:justify-single-word="false"/>
      <style:text-properties style:font-name="Times" fo:font-size="12pt" fo:background-color="transparent"/>
    </style:style>
    <style:style style:name="T1" style:family="text">
      <style:text-properties fo:background-color="transparent" loext:char-shading-value="0"/>
    </style:style>
    <style:style style:name="T2" style:family="text">
      <style:text-properties officeooo:rsid="0019b7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4">Lineamientos generales y estándares tomados:</text:p>
      <text:p text:style-name="P1"><text:s/></text:p>
      <text:p text:style-name="P1"><text:s/>- Se asume que lo que se recibe por línea de comandos son enteros</text:p>
      <text:p text:style-name="P1"><text:s/></text:p>
      <text:p text:style-name="P5">Estructuras principales utilizadas:</text:p>
      <text:p text:style-name="P2"><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2"><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2"><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2"><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2"><text:s/>Además de esto, el header contiene las funciones principales que dan su funcionalidad a la cadena. La función de validación de la cadena, el añadido, la remoción y la búsqueda de nodos y el hasheo como más importantes.</text:p>
      <text:p text:style-name="P2"><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2">Los algoritmos principales utilizados son simples pero puesto que son pertinentes a lo que se pide en el proyecto se hablará de ellos aquí.</text:p>
      <text:p text:style-name="P2"><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2">Entones, para cada elemento es:</text:p>
      <text:p text:style-name="P2"><text:s/>hashCode= 31*hashCode + elem.hashCode() * (balanceFactor + 2)</text:p>
      <text:p text:style-name="P6"><text:soft-page-break/><text:s/>La función printTree <text:span text:style-name="T2">imprime el árbol separando por niveles los nodos, e imprimiendo luego de la información del nodo la información de sus hijos, así podemos saber quien fue el padre de los nodos que luego se imprimirán y darnos una idea de como está compuesto el árbol. Para que esto ocurra vamos tomando cada nodo, lo imprimimos ( con sus hijos si es que tiene) y luego agregamos el hijo izquierdo y luego el derecho ( si es que existen), de esta manera mantenemos el órden de precedencia de los nodos con respecto a su padre.</text:span></text:p>
      <text:p text:style-name="P2"><text:s/>la función validate checkea iterativamente que el hash del bloque n sea igual al hash del bloque <text:s text:c="3"/>n-1. Se trata simplemente de recorrer la cadena, por lo que esto es de orden n.</text:p>
      <text:p text:style-name="P3"><text:span text:style-name="T1"><text:s/></text:span>La función modify toma como entrada el path de un archivo de modificación. En dicho archivo, se especifica el índice del bloque a modificar y el hash que se le desea asignar a dicho bloque.</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Problemas y decisiones tomadas:</text:p>
      <text:p text:style-name="P5"/>
      <text:p text:style-name="P2">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2"><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2"><text:s/>En el caso de este proyecto, guardar UTXOs en la forma de nodos que aun no fueron removidos <text:soft-page-break/>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2"><text:s/>Por estas razones se decide guardar el árbol en el header de la cadena y hacer las operaciones sobre este pero no guardar una copia de este en cada bloque individual.</text:p>
      <text:p text:style-name="P2"/>
      <text:p text:style-name="P2">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2"/>
      <text:p text:style-name="P2">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2"><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2"><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2"><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2"><text:s/>Se elige la segunda opción, puesto que a pesar de tener orden espacial mayor el ahorro en complejidad temporal lo hace superior a sus contrapartes.</text:p>
      <text:p text:style-name="P2"/>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2T01:10:39.477964100</dc:date>
    <meta:editing-duration>PT5M21S</meta:editing-duration>
    <meta:editing-cycles>1</meta:editing-cycles>
    <meta:document-statistic meta:table-count="0" meta:image-count="0" meta:object-count="0" meta:page-count="3" meta:paragraph-count="32" meta:word-count="1472" meta:character-count="8315" meta:non-whitespace-character-count="6850"/>
  </office:meta>
</office:document-meta>
</file>